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Grande" svg:font-family="'Lucida Grande', Geneva, Verdan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list-style-name="L3">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list-style-name="L4">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6">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list-style-name="L7">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list-style-name="L8">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9">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11" style:family="paragraph" style:parent-style-name="Standard" style:list-style-name="L2">
      <style:paragraph-properties fo:line-height="150%"/>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13" style:family="paragraph" style:parent-style-name="Standard">
      <style:paragraph-properties fo:line-height="150%"/>
      <style:text-properties fo:font-size="9pt" fo:font-style="normal" fo:font-weight="bold" style:font-size-asian="7.84999990463257pt" style:font-style-asian="normal" style:font-weight-asian="bold" style:font-size-complex="9pt" style:font-style-complex="normal" style:font-weight-complex="bold"/>
    </style:style>
    <style:style style:name="P14" style:family="paragraph" style:parent-style-name="Standard">
      <style:paragraph-properties fo:line-height="150%"/>
      <style:text-properties fo:font-size="16pt" fo:font-weight="bold" style:font-size-asian="16pt" style:font-weight-asian="bold" style:font-size-complex="16pt" style:font-weight-complex="bold"/>
    </style:style>
    <style:style style:name="P15"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16" style:family="paragraph" style:parent-style-name="Standard">
      <style:paragraph-properties fo:line-height="150%"/>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50%"/>
    </style:style>
    <style:style style:name="P18" style:family="paragraph" style:parent-style-name="Standard" style:list-style-name="L5">
      <style:paragraph-properties fo:line-height="150%"/>
    </style:style>
    <style:style style:name="P19" style:family="paragraph" style:parent-style-name="Standard">
      <style:paragraph-properties fo:line-height="150%"/>
      <style:text-properties fo:font-size="14pt" fo:font-style="normal" fo:font-weight="bold" style:font-size-asian="12.25pt" style:font-style-asian="normal" style:font-weight-asian="bold" style:font-size-complex="14pt" style:font-style-complex="normal" style:font-weight-complex="bold"/>
    </style:style>
    <style:style style:name="P20"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indent="0.2398in" style:auto-text-indent="false"/>
      <style:text-properties fo:font-style="normal"/>
    </style:style>
    <style:style style:name="P22" style:family="paragraph" style:parent-style-name="Standard">
      <style:paragraph-properties fo:margin-left="0in" fo:margin-right="0in" fo:line-height="150%"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50%" fo:text-indent="0in" style:auto-text-indent="false"/>
      <style:text-properties fo:font-style="normal"/>
    </style:style>
    <style:style style:name="P24"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2291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2189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Text_20_body" style:list-style-name="L10">
      <style:paragraph-properties fo:margin-left="0.6146in" fo:margin-right="0in" fo:line-height="150%" fo:text-indent="-0.2602in" style:auto-text-indent="false">
        <style:tab-stops/>
      </style:paragraph-properties>
    </style:style>
    <style:style style:name="P31" style:family="paragraph" style:parent-style-name="Text_20_body" style:list-style-name="L11">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2" style:family="paragraph" style:parent-style-name="Text_20_body" style:list-style-name="L11">
      <style:paragraph-properties fo:margin-top="0in" fo:margin-bottom="0in" fo:line-height="150%" fo:text-align="start" style:justify-single-word="false" fo:padding="0in" fo:border="none"/>
      <style:text-properties fo:color="#000000"/>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weight="normal" style:font-size-asian="10.5pt" style:font-style-asian="normal" style:font-weight-asian="normal" style:font-size-complex="12pt"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7" style:family="text">
      <style:text-properties fo:font-variant="normal" fo:text-transform="none" style:text-line-through-style="none" fo:letter-spacing="normal" style:text-underline-style="none" style:text-blinking="false"/>
    </style:style>
    <style:style style:name="T8" style:family="text">
      <style:text-properties fo:font-variant="normal" fo:text-transform="none" style:text-line-through-style="none" fo:letter-spacing="normal" fo:font-style="italic" style:text-underline-style="none" style:text-blinking="false"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Zabezpieczenie transmisji danych SSL 3.0 ( Secure Socket Layer )</text:p>
      <text:p text:style-name="P10"/>
      <text:p text:style-name="P10"><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10"/>
      <text:p text:style-name="P10"><text:tab/>Integralność – zapewnia, że dane zostaną odebrane bez żadnej modyfikacji podczas transmisji, nawet jeśli zostały przechwycone przez osoby trzecie.</text:p>
      <text:p text:style-name="P10"><text:tab/>Poufność – zastosowanie algorytmów kryptograficznych, daje pewność, że dane nie są przesyłane jawnym tekstem i osoba trzecia nie może ich odczytać.</text:p>
      <text:p text:style-name="P10"><text:tab/>Uwierzytelnienie – serwer musi się uwierzytelnić przed klientem, czyli udowodnić, że jest tym za kogo się podaję okazując swój certyfikat. Serwer może również rządać, aby klient się uwierzytelnił, ale jest rzadko spotykane. </text:p>
      <text:p text:style-name="P10"/>
      <text:p text:style-name="P10"><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10"/>
      <text:p text:style-name="P10">Przykładowo w JBosie włączenie uwierzytelnienia za pomocą certyfikatu wygląda następująco:</text:p>
      <text:p text:style-name="P16"><text:tab/>&lt;connector name="https" protocol="HTTP/1.1" scheme="https" socket-binding="https" secure="true"&gt; </text:p>
      <text:p text:style-name="P16"><text:s text:c="16"/>&lt;ssl password="changeit" certificate-key-file="${jboss.server.config.dir}/keystore.jks" verify-client="true" <text:tab/>ca-certificate-file="${jboss.server.config.dir}/truststore.jks" keystore-type="JKS" truststore-type="JKS"/&gt; </text:p>
      <text:p text:style-name="P16"><text:s text:c="12"/>&lt;/connector&gt;</text:p>
      <text:p text:style-name="P1"/>
      <text:p text:style-name="P1">Etap nawiazania połączenia SSL pomiedzy serwerem i klientem odbywa się w następujący sposób:</text:p>
      <text:list xml:id="list627536589" text:style-name="L1">
        <text:list-item>
          <text:p text:style-name="P2">klient wysyła do serwera numer obsługiwanej wersji SSL oraz możliwe algorytmy szyfrujące wraz z losowymi danymi</text:p>
        </text:list-item>
        <text:list-item>
          <text:p text:style-name="P2">serwer <text:tab/>wysyła to co klient do niego przysłał oraz swój certyfikat, oraz może wysłać żadanie uwierzytelnienia klienta</text:p>
        </text:list-item>
        <text:list-item>
          <text:p text:style-name="P2">klient weryfikuje poprawność otrzymanych danych, w przypadku jakichś nieprawidłowości <text:soft-page-break/>użytkownik jest o tym informowany</text:p>
        </text:list-item>
        <text:list-item>
          <text:p text:style-name="P2">klient generuje tajny ciąg znaków zwany premaster secret za pomocą klucza publicznego wbudowanego w certyfkat i wysyła do serwera</text:p>
        </text:list-item>
        <text:list-item>
          <text:p text:style-name="P2">serwer za pomocą klucza prywatnego odszyfrowuje premaster secret i generuje ciąg master secret <text:s/>na jego podstawie</text:p>
        </text:list-item>
        <text:list-item>
          <text:p text:style-name="P2">klient również generuje ciąg master secret i później obie strony generuja session key</text:p>
        </text:list-item>
        <text:list-item>
          <text:p text:style-name="P2">serwer i klient informują się o szyfrowanym połączeniu, które jest szyfrowane za pomocą algorytmu symetrycznego, który używa jako klucza session key</text:p>
        </text:list-item>
        <text:list-item>
          <text:p text:style-name="P2">sesja SSL została ustanowiona</text:p>
        </text:list-item>
      </text:list>
      <text:p text:style-name="P1"/>
      <text:p text:style-name="P1">bibligrafia</text:p>
      <text:p text:style-name="P17"><text:a xlink:type="simple" xlink:href="http://progtutorials.tripod.com/SSL.htm"><text:span text:style-name="T1">http://progtutorials.tripod.com/SSL.htm</text:span></text:a></text:p>
      <text:p text:style-name="P1"/>
      <text:p text:style-name="P1"/>
      <text:p text:style-name="P1"/>
      <text:p text:style-name="P1"/>
      <text:p text:style-name="P1"/>
      <text:p text:style-name="P15">Kryptografia</text:p>
      <text:p text:style-name="P15"/>
      <text:p text:style-name="P1">Jest to dziedzina wiedzy na temat zabezpieczenia informacji, która dostarcza narzędzi do zapewnienia poufności danych, integralności czy uwierzytelnienia.</text:p>
      <text:p text:style-name="P1"/>
      <text:p text:style-name="P10"><text:span text:style-name="T3">Kryptografia </text:span><text:span text:style-name="T4">asymetryczna</text:span><text:span text:style-name="T3"> – głównym założeniem jest poufność. Do szyfrowania używamy jednego klucza, natomiast odszyfrowanie jest przeprowadzane za pomocą drugiego.</text:span></text:p>
      <text:p text:style-name="P1"/>
      <text:p text:style-name="P1"><text:tab/>Kryptografia asymetryczna jest używana do transportu kluczy wykorzystywanych w kryptografi symetrycznej oraz do zapewnienia integralności danych, uwierzytelnienia i szyfrowania niewielkich danych jak PIN.</text:p>
      <text:p text:style-name="P1"/>
      <text:p text:style-name="P1"><text:tab/>Przykładowe algorytmy:</text:p>
      <text:p text:style-name="P10"><text:span text:style-name="T4">RSA</text:span><text:span text:style-name="T3"> – opiera się na faktoryzacji, jest dość popularny, wykorzystywany często do podpisywania dokumentów cyfrowych, przypisuje każdemu użytkownikowi 2 pary kluczy : prywatny i publiczny</text:span></text:p>
      <text:p text:style-name="P1">ElGamal, DSA, ECC – oparte o logarytmowanie dyskretne</text:p>
      <text:p text:style-name="P1"/>
      <text:p text:style-name="P1"><text:soft-page-break/></text:p>
      <text:p text:style-name="P10"><text:span text:style-name="T3">Kryptografia </text:span><text:span text:style-name="T4">symetryczna</text:span><text:span text:style-name="T3"> – jest to taki rodzaj szyfrowania w którym do szyfrowania i deszyfrowania wykorzystuje się ten sam klucz jawny</text:span></text:p>
      <text:p text:style-name="P1"/>
      <text:p text:style-name="P1"><text:tab/>Podział algorytmów symetrycznych</text:p>
      <text:list xml:id="list2115051400" text:style-name="L2">
        <text:list-item>
          <text:p text:style-name="P11"><text:span text:style-name="T3">szyfry </text:span><text:span text:style-name="T4">strumieniowe</text:span><text:span text:style-name="T3"> – wiadomość jawna jest przekształcana za pomocą klucza w szyfrogram, szyfruje bit po bicie</text:span></text:p>
        </text:list-item>
        <text:list-item>
          <text:p text:style-name="P11"><text:span text:style-name="T3">szyfry </text:span><text:span text:style-name="T4">blokowe</text:span><text:span text:style-name="T3"> – przekształca słowa o ustalonej długości(bloki) w słowa o takiej samej długości przykłady szyfrów: IDEA, Blowfish, RC5, SAFER, <text:s/>AES, 3DES</text:span></text:p>
        </text:list-item>
      </text:list>
      <text:p text:style-name="P1"><text:tab/></text:p>
      <text:p text:style-name="P1">Tryby pracy szyfrów blokowych</text:p>
      <text:list xml:id="list567472889" text:style-name="L3">
        <text:list-item>
          <text:p text:style-name="P3">ECB - książka kodowa – w związku z tym, że w tekscie jawnym są powtórzenia, nie jest on odpowiedni do szyfrowania wiadomości dłuższych niż długość bloku.</text:p>
        </text:list-item>
      </text:list>
      <text:list xml:id="list60614171" text:style-name="L4">
        <text:list-item>
          <text:p text:style-name="P4">CBC – wiązanie blokowe – szyfrowanie to ukrywa powtórzenia</text:p>
        </text:list-item>
      </text:list>
      <text:p text:style-name="P1"/>
      <text:p text:style-name="P10"><text:span text:style-name="T4">Funkcje skrótu</text:span><text:span text:style-name="T3"> – inaczej nazywane funkcjami haszującymi. </text:span></text:p>
      <text:p text:style-name="P1">Posiada następujące właściwości :</text:p>
      <text:list xml:id="list1117103811" text:style-name="L5">
        <text:list-item>
          <text:p text:style-name="P18">kompresji<text:span text:style-name="T1"> – funkcja skrótu h przekształca wejście x o dowolnej długości liczonej w bitach na wyjście h(x) o ustalonej długości n</text:span></text:p>
        </text:list-item>
        <text:list-item>
          <text:p text:style-name="P18">łatwości obliczeń <text:span text:style-name="T1">– dla danej funkcji h i wejscia x wartosc h(x) jest łatwo obliczana w czasie wielomianowym</text:span></text:p>
        </text:list-item>
        <text:list-item>
          <text:p text:style-name="P18">jednokierunkowości<text:span text:style-name="T1"> – dla prawie wszystkich wartości jest obliczeniowo trudne znalezienie argumentu dającego jako skrót tę wartość.</text:span></text:p>
        </text:list-item>
      </text:list>
      <text:p text:style-name="P1"/>
      <text:p text:style-name="P1">Ze względów funkcjonalnych możemy wyróżnić dwa rodzaje funkcji skrótu</text:p>
      <text:list xml:id="list1062637610" text:style-name="L6">
        <text:list-item>
          <text:p text:style-name="P5">MDC – bez klucza np. MD5, SHA-1, RIPEMD-160, MASH</text:p>
        </text:list-item>
        <text:list-item>
          <text:p text:style-name="P5">MAC – z kluczem np. HMAC</text:p>
        </text:list-item>
      </text:list>
      <text:p text:style-name="P1"/>
      <text:p text:style-name="P1"/>
      <text:p text:style-name="P1"/>
      <text:p text:style-name="P1"/>
      <text:p text:style-name="P1"/>
      <text:p text:style-name="P1"/>
      <text:p text:style-name="P1"/>
      <text:p text:style-name="P15"><text:soft-page-break/>Podpisy cyfrowe </text:p>
      <text:p text:style-name="P9"/>
      <text:p text:style-name="P9"><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9"/>
      <text:p text:style-name="P9">Podpis cyfrowy to nic innego jak pewny ciąg bajtów dołączony to oryginalnej wiadomości. Jak jest tworzony podpis cyfrowy?</text:p>
      <text:p text:style-name="P9"><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9"/>
      <text:p text:style-name="P15">Certyfikaty</text:p>
      <text:p text:style-name="P1">Certyfikaty powstały w celu potwierdzenia tożsamości osoby. Certyfikat daje gwarancje, że zawarty w nim klucz publiczny należy do określonej jednostki, potwierdza to biuro certyfikacji.</text:p>
      <text:p text:style-name="P1"/>
      <text:p text:style-name="P1">Aby certyfikaty mogły sprawnie funkcjonować potrzebna jest sprawna infrastruktura nazwana PKI</text:p>
      <text:p text:style-name="P1">Składa się ona z:</text:p>
      <text:list xml:id="list1731274816" text:style-name="L7">
        <text:list-item>
          <text:p text:style-name="P6">Urzędy certyfikacji (ang. CA, Certification Authority) odpowiedzialne za potwierdzenie tożsamości</text:p>
        </text:list-item>
        <text:list-item>
          <text:p text:style-name="P6">Urzędy rejestracji (ang. RA, Registration Authority) odpowiedzialne za weryfikację i rejestracje użytkownika</text:p>
        </text:list-item>
        <text:list-item>
          <text:p text:style-name="P6">Repozytoria kluczy, certyfikatów oraz list unieważnionych certyfikatów(ang. CRL, Certifikate Revocation List)</text:p>
        </text:list-item>
        <text:list-item>
          <text:p text:style-name="P6">oprogramowanie oraz sprzęt do posługiwania się certyfikatami</text:p>
        </text:list-item>
        <text:list-item>
          <text:p text:style-name="P6">użytkownicy dla których wydawane są certyfikaty</text:p>
        </text:list-item>
      </text:list>
      <text:p text:style-name="P1"/>
      <text:p text:style-name="P1"><text:soft-page-break/>Zadania związane z zarządzaniem strukturą PKI:</text:p>
      <text:list xml:id="list1076087877" text:style-name="L8">
        <text:list-item>
          <text:p text:style-name="P7">rejestracja użytkowników</text:p>
        </text:list-item>
        <text:list-item>
          <text:p text:style-name="P7">wydawanie certyfikatów</text:p>
        </text:list-item>
        <text:list-item>
          <text:p text:style-name="P7">generowanie par kluczy</text:p>
        </text:list-item>
        <text:list-item>
          <text:p text:style-name="P7">wzajemna certyfikacja</text:p>
        </text:list-item>
        <text:list-item>
          <text:p text:style-name="P7">odnawianie certyfikatów</text:p>
        </text:list-item>
        <text:list-item>
          <text:p text:style-name="P7">unieważnianie certyfikatów</text:p>
        </text:list-item>
        <text:list-item>
          <text:p text:style-name="P7">odzyskiwanie klucza</text:p>
        </text:list-item>
      </text:list>
      <text:p text:style-name="P1"/>
      <text:p text:style-name="P1">Certyfikaty podlegają standaryzacji, dlatego możemy wyróżnić takie standardy jak:</text:p>
      <text:list xml:id="list1428552845" text:style-name="L9">
        <text:list-item>
          <text:p text:style-name="P8">X.509</text:p>
        </text:list-item>
        <text:list-item>
          <text:p text:style-name="P8">PKCS(ang. Public Key Cryptography Standards)</text:p>
        </text:list-item>
      </text:list>
      <text:p text:style-name="P1"/>
      <text:p text:style-name="P1">Standard X.509 jest najbardziej popularny. Standard definiuje następujące pola dla certyfikatu:</text:p>
      <text:list xml:id="list1867017843" text:style-name="L10">
        <text:list-item>
          <text:p text:style-name="P30">numer wersji standardu X.509</text:p>
        </text:list-item>
      </text:list>
      <text:list xml:id="list2038899911" text:style-name="L11">
        <text:list-item>
          <text:p text:style-name="P31">numer wystawionego certyfikatu</text:p>
        </text:list-item>
        <text:list-item>
          <text:p text:style-name="P31">identyfikator algorytmu podpisu certyfikatu</text:p>
        </text:list-item>
        <text:list-item>
          <text:p text:style-name="P31">nazwa funkcji skrótu kryptograficznego użyta przez wystawcę</text:p>
        </text:list-item>
        <text:list-item>
          <text:p text:style-name="P31">nazwa wystawcy certyfikatu</text:p>
        </text:list-item>
        <text:list-item>
          <text:p text:style-name="P31">daty ważności certyfikatu</text:p>
        </text:list-item>
        <text:list-item>
          <text:p text:style-name="P32">nazwa podmiotu dla którego wystawiany jest certyfikat</text:p>
        </text:list-item>
        <text:list-item>
          <text:p text:style-name="P31">parametry klucza publicznego podmiotu</text:p>
        </text:list-item>
        <text:list-item>
          <text:p text:style-name="P31">klucz publiczny podmiotu</text:p>
        </text:list-item>
        <text:list-item>
          <text:p text:style-name="P31">opcjonalne rozszerzenia</text:p>
        </text:list-item>
        <text:list-item>
          <text:p text:style-name="P31">podpis wystawcy certyfikatu</text:p>
        </text:list-item>
      </text:list>
      <text:p text:style-name="P1"/>
      <text:p text:style-name="P19">Biuro certyfikacji</text:p>
      <text:p text:style-name="P1"><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
      <text:p text:style-name="P15"/>
      <text:p text:style-name="P15"><text:soft-page-break/>Rodzaje ataków</text:p>
      <text:p text:style-name="P1">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1"><text:tab/>XSS(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text:tab/>XSRF, CSRF(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1"><text:tab/>SQLInjectio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text:tab/>Path Travelsal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text:tab/>Session Hijacking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text:soft-page-break/>Inne rodzaje ataków to Buffer Overflow, LDAP injection, xpath injection, </text:p>
      <text:p text:style-name="P1"/>
      <text:p text:style-name="P1">ataki inne</text:p>
      <text:p text:style-name="P1">przez zablokowanie usługi</text:p>
      <text:p text:style-name="P1">przez powtórzenie</text:p>
      <text:p text:style-name="P1">słownikowy</text:p>
      <text:p text:style-name="P1">bocznym kanałem</text:p>
      <text:p text:style-name="P1">Man in the Middle</text:p>
      <text:p text:style-name="P1">Meet in the Middle</text:p>
      <text:p text:style-name="P1">urodzinowy</text:p>
      <text:p text:style-name="P1">algebraiczne</text:p>
      <text:p text:style-name="P1">algorytmiczny</text:p>
      <text:p text:style-name="P1">z wykorzystaniem wirusa</text:p>
      <text:p text:style-name="P1">kleptografia</text:p>
      <text:p text:style-name="P1">ataki na implementacje sprzętowe</text:p>
      <text:p text:style-name="P1">socjotechn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BIBLIOGRAFIA</text:p>
      <text:p text:style-name="P13"/>
      <text:p text:style-name="P1">[1] M.Karbowski: <text:span text:style-name="T5">Podstawy kryptografii. Wydanie II.</text:span></text:p>
      <text:p text:style-name="P20">Wydawnictwo Helion, 2008.</text:p>
      <text:p text:style-name="P20"/>
      <text:p text:style-name="P22">[2] E.Jendrock, I.Evans, D.Gollapudi, K.Haase, C.Srivathsa: </text:p>
      <text:p text:style-name="P29"><text:span text:style-name="T5">Java EE 6 PRZEWODNIK WYDANIE IV</text:span></text:p>
      <text:p text:style-name="P20">Wydawnictwo Helion, 2012.</text:p>
      <text:p text:style-name="P20"/>
      <text:p text:style-name="P22">[3] M.Zalewski: <text:span text:style-name="T5">Splątana sieć. Przewodnik po bezpieczeństwie nowoczesnych aplikacji WWW.</text:span></text:p>
      <text:p text:style-name="P25">Wydawnictwo Helion, 2012.</text:p>
      <text:p text:style-name="P25"/>
      <text:p text:style-name="P22">[4] J.Stokłosa, T.Bilski, T.Pankowski: <text:span text:style-name="T5">Bezpieczeństwo danych w systemach informatycznych.</text:span></text:p>
      <text:p text:style-name="P26">Wydawnictwo Naukowe PWN, Warszawa – Poznań 2001.</text:p>
      <text:p text:style-name="P26"/>
      <text:p text:style-name="P22">[5] S.Oaks: <text:span text:style-name="T5">Java a bezpieczeństwo</text:span></text:p>
      <text:p text:style-name="P28">Wydawnictwo RM, Warszawa 2002.</text:p>
      <text:p text:style-name="P28"/>
      <text:p text:style-name="P22">[6] J.Erickson: <text:span text:style-name="T5">Hacking. Sztuka penetracji.</text:span></text:p>
      <text:p text:style-name="P20"><text:soft-page-break/>Wydawnictwo Helion, 2004.</text:p>
      <text:p text:style-name="P20"/>
      <text:p text:style-name="P22">[7] S.Liu: <text:span text:style-name="T5">Practical Secure Socket Layer – Basic &amp; Practical.</text:span></text:p>
      <text:p text:style-name="P20"><text:a xlink:type="simple" xlink:href="http://progtutorials.tripod.com/SSL.htm">http://progtutorials.tripod.com/SSL.htm</text:a> Feb.2004</text:p>
      <text:p text:style-name="P20"/>
      <text:p text:style-name="P23"><text:span text:style-name="T2">[8] G.King, P.Muir, Dan Allen, David Allen: </text:span><text:bookmark text:name="d0e1"/><text:span text:style-name="T6">Weld - JSR-299 Reference Implementation</text:span></text:p>
      <text:p text:style-name="P21"><text:a xlink:type="simple" xlink:href="http://docs.jboss.org/weld/reference/2.0.0.Beta2/en-US/html_single">http://docs.jboss.org/weld/reference/2.0.0.Beta2/en-US/html_single</text:a> </text:p>
      <text:p text:style-name="P24"><text:span text:style-name="T7"/></text:p>
      <text:p text:style-name="P24"><text:span text:style-name="T7">[9] P.Czumaj: </text:span><text:span text:style-name="T8">Siedem nagroźniejszych ataków na serwisy www</text:span></text:p>
      <text:p text:style-name="P27"><text:a xlink:type="simple" xlink:href="http://webhosting.pl/Siedem.najgrozniejszych.atakow.na.serwisy.WWW">http://webhosting.pl/Siedem.najgrozniejszych.atakow.na.serwisy.WWW</text:a><text:span text:style-name="T7"> 08.2007</text:span></text:p>
      <text:p text:style-name="P2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Geneva, Verdan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5-21T17:01:43</dc:date>
    <meta:editing-duration>PT16H17M19S</meta:editing-duration>
    <meta:editing-cycles>51</meta:editing-cycles>
    <meta:generator>OpenOffice.org/3.2$Linux OpenOffice.org_project/320m12$Build-9483</meta:generator>
    <meta:document-statistic meta:table-count="0" meta:image-count="0" meta:object-count="0" meta:page-count="9" meta:paragraph-count="124" meta:word-count="1637" meta:character-count="12249"/>
  </office:meta>
</office:document-meta>
</file>